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3e177" officeooo:paragraph-rsid="0003e177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weight="bold" officeooo:rsid="0003e177" officeooo:paragraph-rsid="0003e177" style:font-weight-asian="bold" style:font-name-complex="Arial"/>
    </style:style>
    <style:style style:name="P6" style:family="paragraph" style:parent-style-name="Standard">
      <style:text-properties style:font-name="Arial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3e177" officeooo:paragraph-rsid="0003e177" style:font-size-asian="12pt" style:font-name-complex="Arial"/>
    </style:style>
    <style:style style:name="T1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Registrarse presencialment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">CU-14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7" office:value-type="string">
            <text:p text:style-name="P5">ACT-01(Cliente), ACT-02(Agente comerci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7" office:value-type="string">
            <text:p text:style-name="P5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2" office:value-type="string">
            <text:p text:style-name="P4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7" office:value-type="string">
            <text:p text:style-name="P5">El cliente no debe estar registrado anterior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7" office:value-type="string">
            <text:p text:style-name="P5">El cliente quedará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5">Noelia Escalera Mejía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26/03/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</text:p>
          </table:table-cell>
        </table:table-row>
      </table:table>
      <text:p text:style-name="P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>Propósito</text:p>
          </table:table-cell>
        </table:table-row>
        <table:table-row table:style-name="Tabla2.1">
          <table:table-cell table:style-name="Tabla2.A2" office:value-type="string">
            <text:p text:style-name="P8">El cliente podrá registrarse en el establecimiento de la agencia para realizar trámites con mayor facilidad.</text:p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Resumen</text:p>
          </table:table-cell>
        </table:table-row>
        <table:table-row table:style-name="Tabla3.1">
          <table:table-cell table:style-name="Tabla3.A2" office:value-type="string">
            <text:p text:style-name="P8">El cliente irá a la agencia y solicitará al agente comercial registrarse. El agente le pedirá sus datos para completar el registro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1:01:00</meta:creation-date>
    <dc:date>2019-03-30T18:21:07.029260742</dc:date>
    <meta:editing-cycles>3</meta:editing-cycles>
    <meta:editing-duration>PT23S</meta:editing-duration>
    <meta:document-statistic meta:table-count="3" meta:image-count="0" meta:object-count="0" meta:page-count="1" meta:paragraph-count="22" meta:word-count="75" meta:character-count="530" meta:non-whitespace-character-count="477"/>
    <meta:generator>LibreOffice/6.2.2.2$Linux_X86_64 LibreOffice_project/5daaa0e719eb4f073b63de04e0910785ad81fe7a</meta:generator>
  </office:meta>
</office:document-meta>
</file>